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0">
        <text:h text:style-name="Heading_20_3" text:outline-level="3"><text:bookmark text:name="result_box"/><text:span text:style-name="T1">Create Words List</text:span></text:h>
        <text:p text:style-name="Text_20_body_20_indent_20_Organon"><text:span text:style-name="T1">This text tool creates a simple list of all occurring words in the selected text and stores them in chronological or alphabetical order in a Calc document.</text:span></text:p>
        <text:p text:style-name="Standard"><text:span text:style-name="T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30" meta:character-count="172"/>
    <dc:date>2015-05-09T19:14:39.53</dc:date>
    <meta:editing-duration>P0D</meta:editing-duration>
    <meta:editing-cycles>1</meta:editing-cycles>
    <meta:generator>OpenOffice/4.1.1$Win32 OpenOffice.org_project/411m6$Build-9775</meta:generator>
  </office:meta>
</office:document-meta>
</file>